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fe67" officeooo:paragraph-rsid="000afe67"/>
    </style:style>
    <style:style style:name="P2" style:family="paragraph" style:parent-style-name="Standard">
      <style:text-properties officeooo:rsid="000c8d67" officeooo:paragraph-rsid="000c8d67"/>
    </style:style>
    <style:style style:name="P3" style:family="paragraph" style:parent-style-name="Standard">
      <style:text-properties officeooo:rsid="000c8d67" officeooo:paragraph-rsid="000d9a90"/>
    </style:style>
    <style:style style:name="T1" style:family="text">
      <style:text-properties officeooo:rsid="000d9a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ionship Interaction Paper</text:p>
      <text:p text:style-name="P1"/>
      <text:p text:style-name="P1"/>
      <text:p text:style-name="P2">The Effects of Self Concept on Communication</text:p>
      <text:p text:style-name="P2"/>
      <text:p text:style-name="P2">high self-esteem -&gt; <text:span text:style-name="T1">high opionion of others</text:span></text:p>
      <text:p text:style-name="P3"><text:span text:style-name="T1">low</text:span> self-esteem -&gt; <text:span text:style-name="T1">low opionion of oth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2M21S</meta:editing-duration>
    <meta:editing-cycles>3</meta:editing-cycles>
    <meta:generator>LibreOffice/5.2.3.3$Windows_x86 LibreOffice_project/d54a8868f08a7b39642414cf2c8ef2f228f780cf</meta:generator>
    <dc:date>2017-07-11T22:17:18.564000000</dc:date>
    <meta:document-statistic meta:table-count="0" meta:image-count="0" meta:object-count="0" meta:page-count="1" meta:paragraph-count="4" meta:word-count="24" meta:character-count="158" meta:non-whitespace-character-count="138"/>
    <meta:user-defined meta:name="Info 1"/>
    <meta:user-defined meta:name="Info 2"/>
    <meta:user-defined meta:name="Info 3"/>
    <meta:user-defined meta:name="Info 4"/>
  </office:meta>
</office:document-meta>
</file>